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 jeziorze wielka burza</text:span><text:span text:style-name="T1"><text:line-break/></text:span><text:span text:style-name="T1">Jezus ze mną w łodzi jest /x2</text:span><text:span text:style-name="T1"><text:line-break/></text:span><text:span text:style-name="T1">On za rękę trzyma mnie,</text:span><text:span text:style-name="T1"><text:line-break/></text:span><text:span text:style-name="T1">Łódka nie kołysze się</text:span><text:span text:style-name="T1"><text:line-break/></text:span><text:span text:style-name="T1">Na jeziorze wielka burza</text:span><text:span text:style-name="T1"><text:line-break/></text:span><text:span text:style-name="T1">Jezus ze mną w łodzi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38:23</meta:creation-date>
    <dc:creator>Rafał Talacha</dc:creator>
    <dc:date>2009-01-27T09:41:03</dc:date>
    <dc:language>pl-PL</dc:language>
    <meta:editing-cycles>4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